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4pt" fo:font-weight="bold" officeooo:rsid="0017c91a" officeooo:paragraph-rsid="0017c91a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4pt" fo:font-weight="bold" officeooo:rsid="0017c91a" officeooo:paragraph-rsid="00192e1b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fo:font-weight="bold" officeooo:rsid="00192e1b" officeooo:paragraph-rsid="00192e1b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fo:font-weight="bold" officeooo:paragraph-rsid="0017aa2c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fo:font-weight="bold" officeooo:paragraph-rsid="00192e1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4pt" officeooo:paragraph-rsid="0017aa2c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4pt" officeooo:paragraph-rsid="0017c91a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4pt" officeooo:paragraph-rsid="00192e1b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4pt" officeooo:rsid="001a12c2" officeooo:paragraph-rsid="001a12c2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4pt" officeooo:rsid="001b5efa" officeooo:paragraph-rsid="001b5efa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4pt" officeooo:rsid="001d1da0" officeooo:paragraph-rsid="001d1da0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4pt" fo:font-weight="normal" officeooo:rsid="001b5efa" officeooo:paragraph-rsid="001b5efa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4pt" fo:font-weight="normal" officeooo:rsid="0017aa2c" officeooo:paragraph-rsid="0017c91a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4pt" fo:font-weight="normal" officeooo:rsid="0017c91a" officeooo:paragraph-rsid="0017c91a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4pt" fo:font-weight="normal" officeooo:rsid="00192e1b" officeooo:paragraph-rsid="00192e1b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4pt" fo:font-weight="normal" officeooo:rsid="00192e1b" officeooo:paragraph-rsid="001a12c2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4pt" officeooo:paragraph-rsid="0017aa2c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2afef" style:font-weight-asian="bold" style:font-weight-complex="bol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officeooo:rsid="0017aa2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7aa2c" style:font-weight-asian="normal" style:font-weight-complex="normal"/>
    </style:style>
    <style:style style:name="T7" style:family="text">
      <style:text-properties fo:font-weight="normal" officeooo:rsid="00192e1b" style:font-weight-asian="normal" style:font-weight-complex="normal"/>
    </style:style>
    <style:style style:name="T8" style:family="text">
      <style:text-properties fo:font-weight="normal" officeooo:rsid="001a12c2" style:font-weight-asian="normal" style:font-weight-complex="normal"/>
    </style:style>
    <style:style style:name="T9" style:family="text">
      <style:text-properties officeooo:rsid="00192e1b"/>
    </style:style>
    <style:style style:name="T10" style:family="text">
      <style:text-properties officeooo:rsid="001a12c2"/>
    </style:style>
    <style:style style:name="T11" style:family="text">
      <style:text-properties officeooo:rsid="001b5efa"/>
    </style:style>
    <style:style style:name="T12" style:family="text">
      <style:text-properties officeooo:rsid="001d1d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..:: Para conhecimento ::..</text:p>
      <text:p text:style-name="P6"/>
      <text:p text:style-name="P6"><text:span text:style-name="T3">Local:</text:span> <text:span text:style-name="T4">MinhaSenha – login → tela principal/ Adicionar minha senha</text:span></text:p>
      <text:p text:style-name="P6"/>
      <text:p text:style-name="P6"><text:span text:style-name="T1">Funcionalidade:</text:span> <text:span text:style-name="T4">Ser capaz de adicionar uma nova senha manualmente com um título. </text:span></text:p>
      <text:p text:style-name="P6"/>
      <text:p text:style-name="P9">Cor de fundo: degrade linear – 16222A, 3A6073</text:p>
      <text:p text:style-name="P9">Cor da tubar com o ícone de menu: 00272D</text:p>
      <text:p text:style-name="P9">Ícone menu: Um menu de 3 barras na vertical</text:p>
      <text:p text:style-name="P9">Cor de fundo dos campos: 00272D</text:p>
      <text:p text:style-name="P9">Cor das letras: 4BACB8</text:p>
      <text:p text:style-name="P9">F<text:span text:style-name="T12">o</text:span>nte da letra: Inria Serif</text:p>
      <text:p text:style-name="P11">Tamanho do título: 24</text:p>
      <text:p text:style-name="P11">Tamanho das outras letras: 20</text:p>
      <text:p text:style-name="P9">Ícone no campo de título: Um cadeado com a cor das letras.</text:p>
      <text:p text:style-name="P9"/>
      <text:p text:style-name="P6"/>
      <text:p text:style-name="P6"><text:span text:style-name="T1">SENDO</text:span> <text:span text:style-name="T4">Usuário do sistema com senhas a serem salvas.</text:span></text:p>
      <text:p text:style-name="P6"><text:span text:style-name="T1">POSSO</text:span> <text:span text:style-name="T4">Salvar uma senha já existente colocando um título nela no campo de título e uma senha no campo de senha.</text:span></text:p>
      <text:p text:style-name="P6"><text:span text:style-name="T1">PARA QUE</text:span> <text:span text:style-name="T4">possa ser salvar senha que já existem ou que o cliente já as tenha na cabeça e deseja manter elas salvas no </text:span><text:span text:style-name="T9">A</text:span><text:span text:style-name="T4">pp.</text:span></text:p>
      <text:p text:style-name="P6"/>
      <text:p text:style-name="P4">Cenário 1 – <text:span text:style-name="T4">Salvando a senha com título e a senha.</text:span></text:p>
      <text:p text:style-name="P6"><text:span text:style-name="T1">Dado que</text:span> <text:span text:style-name="T4">o usuário está na tela de adicionar senha e possua uma senha em mente.</text:span></text:p>
      <text:p text:style-name="P6"><text:span text:style-name="T1">Quando</text:span> <text:span text:style-name="T4">ele adicionar o título e a senha e clicar em salvar</text:span></text:p>
      <text:p text:style-name="P6"><text:span text:style-name="T1">Então </text:span><text:span text:style-name="T6">o sistema apresenta uma mensagem de êxito ao salvar a senha </text:span></text:p>
      <text:p text:style-name="P7"><text:span text:style-name="T1">E </text:span><text:span text:style-name="T6">salva a senha do usuário no sistema. </text:span></text:p>
      <text:p text:style-name="P13"/>
      <text:p text:style-name="P1">Cenário 2 – Salvando a senha com título mas sem informa a senha.</text:p>
      <text:p text:style-name="P1">Dado que<text:span text:style-name="T5"> o usuário está na tela de adicionar senha e possua um título em mente mas não uma senha.</text:span></text:p>
      <text:p text:style-name="P1">Quando <text:span text:style-name="T5">ele adicionar um título mas sem informa a senha e tentar salvar</text:span></text:p>
      <text:p text:style-name="P1">Então <text:span text:style-name="T5">uma mensagem aparecer o informando que é obrigatório colocar uma senha para que possa ser salva no sistema.</text:span></text:p>
      <text:p text:style-name="P1">E<text:span text:style-name="T5"> assim não salvando no sistema o título digitado sem a senha.</text:span></text:p>
      <text:p text:style-name="P14"/>
      <text:p text:style-name="P1">Cenário 3 – Salvando a senha sem um título mas informando a senha.</text:p>
      <text:p text:style-name="P1">Dado que <text:span text:style-name="T5">o usuário está na tela de adicionar senha e possua uma senha em mente mas não um título.</text:span></text:p>
      <text:p text:style-name="P1">Quando <text:span text:style-name="T5">ele adicionar a senha mas sem informa o título e tentar salvar </text:span></text:p>
      <text:p text:style-name="P1">Então<text:span text:style-name="T5"> uma mensagem aparecer o informando que é obrigatório colocar um título para que possa ser salva no sistema.</text:span></text:p>
      <text:p text:style-name="P1"><text:soft-page-break/>E<text:span text:style-name="T5"> assim não salvando no sistema a senha sem o título.</text:span></text:p>
      <text:p text:style-name="P14"/>
      <text:p text:style-name="P1">Cenário 4 – Salvando a senha sem um título e sem uma senha. </text:p>
      <text:p text:style-name="P1">Dado que <text:span text:style-name="T5">o usuário está na tela de adicionar senha e não possua uma senha em mente e não tenha um título.</text:span></text:p>
      <text:p text:style-name="P2">Quando <text:span text:style-name="T7">el</text:span><text:span text:style-name="T5">e </text:span><text:span text:style-name="T7">tentar salvar sem adicionar um título e sem informa a senha.</text:span></text:p>
      <text:p text:style-name="P3">Então <text:span text:style-name="T5">uma mensagem aparecera na tela informando que é necessário informa o título e a senha para que possa salvar a senha</text:span></text:p>
      <text:p text:style-name="P3">E <text:span text:style-name="T5">assim a senha não é salva no sistema.</text:span></text:p>
      <text:p text:style-name="P15"/>
      <text:p text:style-name="P3"/>
      <text:p text:style-name="P3">Critérios de Aceitação</text:p>
      <text:p text:style-name="P3"/>
      <text:p text:style-name="P3"><text:span text:style-name="T8">1</text:span><text:span text:style-name="T5">. </text:span><text:span text:style-name="T8">Todos os campos devem ser preenchidos para ser salvo</text:span></text:p>
      <text:p text:style-name="P15"/>
      <text:p text:style-name="P3"><text:span text:style-name="T8">2.</text:span><text:span text:style-name="T5"> As mensagens devem aparecer conforme a ação do usuário para que ele <text:s/>possa saber o que está ocorrendo.</text:span></text:p>
      <text:p text:style-name="P15"/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>..:: Para conhecimento ::..</text:p>
      <text:p text:style-name="P8"/>
      <text:p text:style-name="P8"/>
      <text:p text:style-name="P8"><text:span text:style-name="T1">LOCAL:</text:span><text:span text:style-name="T5"> </text:span><text:span text:style-name="T7">MinhaSenha</text:span><text:span text:style-name="T5"> –</text:span> <text:span text:style-name="T9">Login → Menu → Listar Senha → No botão de visualizar senha.</text:span></text:p>
      <text:p text:style-name="P8"/>
      <text:p text:style-name="P8"><text:span text:style-name="T1">VERSÃO:</text:span> <text:span text:style-name="T10">1.0.0</text:span></text:p>
      <text:p text:style-name="P8"/>
      <text:p text:style-name="P5">PRÉ-CONDIÇÕES:</text:p>
      <text:p text:style-name="P8">• <text:span text:style-name="T11">Acessar o App com o usuário “diogo”, senha “12345”;</text:span></text:p>
      <text:p text:style-name="P10">• Navegar até a área de listar senha.</text:p>
      <text:p text:style-name="P8"/>
      <text:p text:style-name="P5">PASSOS PARA REPRODUÇÃO DO ERRO:</text:p>
      <text:p text:style-name="P8">1) <text:span text:style-name="T11">Uma vez já logado no App, acesse o menu.</text:span></text:p>
      <text:p text:style-name="P10">2) Clique em listar senha</text:p>
      <text:p text:style-name="P10">3) na tela de listar senha clique no botão de visualizar(o olhinho).</text:p>
      <text:p text:style-name="P8"/>
      <text:p text:style-name="P5">ERRO: </text:p>
      <text:p text:style-name="P12">Mesmo após clicar em visualizar a senha, a senha não e mostrada continua com a máscara que a oculta. </text:p>
      <text:p text:style-name="P8"/>
      <text:p text:style-name="P5">SITUAÇÃO DESEJADA: </text:p>
      <text:p text:style-name="P12">A senha deve ser mostrada ao clicar em visualizar.</text:p>
      <text:p text:style-name="P12">Assim fazendo o campo SenhaList = true – Assim retirando a máscara e mostrando a senha.</text:p>
      <text:p text:style-name="P8"/>
      <text:p text:style-name="P15">Critérios de Aceitação</text:p>
      <text:p text:style-name="P15">1. Deve obrigatoriamente mostrar a senha assim que for clicado em visualizar.</text:p>
      <text:p text:style-name="P15">2. Deve ocultar a senha assim que o visualizar for clicado novamente.</text:p>
      <text:p text:style-name="P15"/>
      <text:p text:style-name="P15"/>
      <text:p text:style-name="P3"/>
      <text:p text:style-name="P15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9T17:24:09.715000000</dc:date>
    <meta:editing-duration>PT3H39M5S</meta:editing-duration>
    <meta:editing-cycles>3</meta:editing-cycles>
    <meta:generator>LibreOffice/7.1.0.3$Windows_X86_64 LibreOffice_project/f6099ecf3d29644b5008cc8f48f42f4a40986e4c</meta:generator>
    <meta:document-statistic meta:table-count="0" meta:image-count="0" meta:object-count="0" meta:page-count="3" meta:paragraph-count="56" meta:word-count="604" meta:character-count="3267" meta:non-whitespace-character-count="2702"/>
  </office:meta>
</office:document-meta>
</file>